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71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0.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6" style:family="graphic" style:parent-style-name="standard">
      <style:graphic-properties draw:textarea-horizontal-align="justify" draw:textarea-vertical-align="middle" draw:auto-grow-height="false" fo:min-height="0.393cm" fo:min-width="0.475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5cm" svg:height="0.75cm" svg:x="0.385cm" svg:y="0.2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2cm" svg:height="0.75cm" svg:x="0.265cm" svg:y="1.605cm">
          <text:p text:style-name="P1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2cm" svg:height="1.5cm" svg:x="0.265cm" svg:y="2.95cm">
          <text:p text:style-name="P1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1" draw:layer="layout" svg:width="1.068cm" svg:height="0.5cm" svg:x="0.731cm" svg:y="3.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0.882cm" svg:height="0.5cm" svg:x="0.824cm" svg:y="1.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1" xml:id="id4" draw:id="id4" draw:layer="layout" svg:width="1.7cm" svg:height="0.8cm" svg:x="3.035cm" svg:y="3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1.452cm" svg:height="0.5cm" svg:x="3.133cm" svg:y="3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6" draw:text-style-name="P1" xml:id="id5" draw:id="id5" draw:layer="layout" svg:width="0.975cm" svg:height="0.8cm" svg:x="3.398cm" svg:y="5.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" draw:text-style-name="P1" draw:layer="layout" svg:width="0.441cm" svg:height="0.5cm" svg:x="3.694cm" svg:y="5.1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" draw:text-style-name="P1" xml:id="id6" draw:id="id6" draw:layer="layout" svg:width="1.75cm" svg:height="0.75cm" svg:x="0.385cm" svg:y="6.0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type="line" svg:x1="1.26cm" svg:y1="0.95cm" svg:x2="1.265cm" svg:y2="1.605cm" draw:start-shape="id1" draw:start-glue-point="6" draw:end-shape="id2" draw:end-glue-point="5" svg:d="M1260 950l5 655" svg:viewBox="0 0 6 656">
          <text:p/>
        </draw:connector>
        <draw:connector draw:style-name="gr8" draw:text-style-name="P2" draw:layer="layout" draw:type="line" svg:x1="1.265cm" svg:y1="2.355cm" svg:x2="1.265cm" svg:y2="2.95cm" draw:start-shape="id2" draw:start-glue-point="8" draw:end-shape="id3" draw:end-glue-point="4" svg:d="M1265 2355v595" svg:viewBox="0 0 1 596">
          <text:p/>
        </draw:connector>
        <draw:connector draw:style-name="gr9" draw:text-style-name="P2" draw:layer="layout" draw:type="line" svg:x1="2.265cm" svg:y1="3.7cm" svg:x2="3.035cm" svg:y2="3.7cm" draw:start-shape="id3" draw:start-glue-point="7" draw:end-shape="id4" draw:end-glue-point="5" svg:d="M2265 3700h770" svg:viewBox="0 0 771 1">
          <text:p/>
        </draw:connector>
        <draw:connector draw:style-name="gr10" draw:text-style-name="P2" draw:layer="layout" draw:type="line" svg:x1="3.885cm" svg:y1="4.1cm" svg:x2="3.885cm" svg:y2="5.1cm" draw:start-shape="id4" draw:start-glue-point="6" draw:end-shape="id5" draw:end-glue-point="4" svg:d="M3885 4100v1000" svg:viewBox="0 0 1 1001">
          <text:p/>
        </draw:connector>
        <draw:connector draw:style-name="gr11" draw:text-style-name="P2" draw:layer="layout" draw:type="line" svg:x1="1.265cm" svg:y1="4.45cm" svg:x2="1.26cm" svg:y2="6.05cm" draw:start-shape="id3" draw:start-glue-point="6" draw:end-shape="id6" draw:end-glue-point="4" svg:d="M1265 4450l-5 1600" svg:viewBox="0 0 6 1601">
          <text:p/>
        </draw:connector>
        <draw:connector draw:style-name="gr12" draw:text-style-name="P2" draw:layer="layout" draw:type="line" svg:x1="3.398cm" svg:y1="5.5cm" svg:x2="1.28cm" svg:y2="5.489cm" draw:start-shape="id5" draw:start-glue-point="5" svg:d="M3398 5500l-2118-11" svg:viewBox="0 0 2119 12">
          <text:p/>
        </draw:connector>
        <draw:frame draw:style-name="gr13" draw:text-style-name="P3" draw:layer="layout" svg:width="0.815cm" svg:height="0.852cm" svg:x="2.055cm" svg:y="3cm">
          <draw:text-box>
            <text:p>T</text:p>
          </draw:text-box>
        </draw:frame>
        <draw:frame draw:style-name="gr13" draw:text-style-name="P3" draw:layer="layout" svg:width="0.786cm" svg:height="0.852cm" svg:x="1.093cm" svg:y="4.235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1-13T14:30:43.705260862</dc:date>
    <meta:editing-duration>PT1H18M59S</meta:editing-duration>
    <meta:editing-cycles>22</meta:editing-cycles>
    <meta:generator>LibreOffice/7.3.7.2$Linux_X86_64 LibreOffice_project/3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row>
      <mi>a</mi>
      <mo stretchy="false">≠</mo>
      <mn>0</mn>
    </mrow>
    <annotation encoding="StarMath 5.0">a neq 0</annotation>
  </semantics>
</math>
</file>

<file path=Object 2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i>b</mi>
        <mo stretchy="false">/</mo>
        <mi>a</mi>
      </mrow>
    </mrow>
    <annotation encoding="StarMath 5.0">x = b/a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